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public transport mode share</text:p>
          </table:table-cell>
          <table:table-cell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 office:value-type="string" calcext:value-type="string">
            <text:p>rate of vaccine seroconversion</text:p>
          </table:table-cell>
        </table:table-row>
        <table:table-row table:style-name="ro1">
          <table:table-cell office:value-type="string" calcext:value-type="string">
            <text:p>k_{10}</text:p>
          </table:table-cell>
          <table:table-cell/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11T16:44:41.545638295</dc:date>
    <meta:editing-duration>P3DT7H25M22S</meta:editing-duration>
    <meta:editing-cycles>6</meta:editing-cycles>
    <meta:generator>LibreOffice/6.4.7.2$Linux_X86_64 LibreOffice_project/40$Build-2</meta:generator>
    <meta:document-statistic meta:table-count="5" meta:cell-count="227" meta:object-count="0"/>
  </office:meta>
</office:document-meta>
</file>